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21cm" svg:x="1.4cm" svg:y="-0.02cm" presentation:class="title" presentation:user-transformed="true">
          <draw:text-box>
            <text:p>Future Cellular Networks Empowering Mobile<text:line-break/>Cloud Computing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bile computing challen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bile devices design focused on size, weight, battery life over computational capacity</text:p>
              </text:list-item>
              <text:list-item>
                <text:p>Connectivity issues (connection availability, data rates, latency)</text:p>
              </text:list-item>
              <text:list-item>
                <text:p>There are problems that can't be solved in this environment (image processing, natural language process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bile cloud compu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mote clouds: traditional cloud computing, offloading to huge datacenters</text:p>
              </text:list-item>
              <text:list-item>
                <text:p>Cloudlets: offloading to laptops or desktop computers in close proximity</text:p>
              </text:list-item>
              <text:list-item>
                <text:p>Clouds of mobile devices: offloading to other mobile devi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oudlet / mobile cloud advantag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Faster connections</text:p>
              </text:list-item>
              <text:list-item>
                <text:p>Cheaper</text:p>
              </text:list-item>
              <text:list-item>
                <text:p>Less battery drain</text:p>
              </text:list-item>
              <text:list-item>
                <text:p>Availabli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oudlet / mobile cloud challeng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rchitectural changes</text:p>
                <text:list>
                  <text:list-item>
                    <text:p>Existing applications need to be modified</text:p>
                  </text:list-item>
                  <text:list-item>
                    <text:p>New architectures must be developed</text:p>
                  </text:list-item>
                </text:list>
              </text:list-item>
              <text:list-item>
                <text:p>Deciding when is it beneficial to offload</text:p>
              </text:list-item>
              <text:list-item>
                <text:p>Deciding where is it most beneficial to offload</text:p>
              </text:list-item>
              <text:list-item>
                <text:p>Secur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2T13:58:52.624624777</meta:creation-date>
    <dc:date>2016-03-22T16:02:20.377961771</dc:date>
    <meta:editing-duration>PT1H33M</meta:editing-duration>
    <meta:editing-cycles>10</meta:editing-cycles>
    <meta:generator>LibreOffice/4.2.8.2$Linux_X86_64 LibreOffice_project/420m0$Build-2</meta:generator>
    <meta:document-statistic meta:object-count="41"/>
  </office:meta>
</office:document-meta>
</file>